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013" officeooo:paragraph-rsid="001c2013"/>
    </style:style>
    <style:style style:name="P2" style:family="paragraph" style:parent-style-name="Standard">
      <style:text-properties style:text-underline-style="none" officeooo:rsid="001c2013" officeooo:paragraph-rsid="001c2013"/>
    </style:style>
    <style:style style:name="P3" style:family="paragraph" style:parent-style-name="Standard">
      <style:text-properties style:text-underline-style="none" officeooo:rsid="001c2013" officeooo:paragraph-rsid="00237a01"/>
    </style:style>
    <style:style style:name="P4" style:family="paragraph" style:parent-style-name="Standard">
      <style:text-properties style:text-underline-style="none" officeooo:rsid="001d6c7c" officeooo:paragraph-rsid="001d6c7c"/>
    </style:style>
    <style:style style:name="P5" style:family="paragraph" style:parent-style-name="Standard">
      <style:text-properties style:text-underline-style="none" officeooo:rsid="001efaad" officeooo:paragraph-rsid="001efaad"/>
    </style:style>
    <style:style style:name="P6" style:family="paragraph" style:parent-style-name="Standard">
      <style:text-properties style:text-underline-style="none" officeooo:rsid="0020de35" officeooo:paragraph-rsid="0020de35"/>
    </style:style>
    <style:style style:name="P7" style:family="paragraph" style:parent-style-name="Standard">
      <style:text-properties style:text-underline-style="none" officeooo:rsid="00237a01" officeooo:paragraph-rsid="00237a01"/>
    </style:style>
    <style:style style:name="P8" style:family="paragraph" style:parent-style-name="Standard">
      <style:text-properties style:text-underline-style="none" fo:font-weight="bold" officeooo:rsid="001c2013" officeooo:paragraph-rsid="001d6c7c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c2013" officeooo:paragraph-rsid="001efaad" style:font-weight-asian="bold" style:font-weight-complex="bold"/>
    </style:style>
    <style:style style:name="P10" style:family="paragraph" style:parent-style-name="Standard">
      <style:text-properties style:text-underline-style="none" officeooo:rsid="00256153" officeooo:paragraph-rsid="00256153"/>
    </style:style>
    <style:style style:name="P11" style:family="paragraph" style:parent-style-name="Standard">
      <style:text-properties fo:font-style="italic" style:text-underline-style="none" officeooo:rsid="00219f96" officeooo:paragraph-rsid="00219f96" style:font-style-asian="italic" style:font-style-complex="italic"/>
    </style:style>
    <style:style style:name="P12" style:family="paragraph" style:parent-style-name="Standard">
      <style:text-properties fo:font-style="italic" style:text-underline-style="none" officeooo:rsid="00237a01" officeooo:paragraph-rsid="00237a01" style:font-style-asian="italic" style:font-style-complex="italic"/>
    </style:style>
    <style:style style:name="P13" style:family="paragraph" style:parent-style-name="Standard">
      <style:text-properties fo:font-style="italic" style:text-underline-style="none" officeooo:rsid="00256153" officeooo:paragraph-rsid="00256153" style:font-style-asian="italic" style:font-style-complex="italic"/>
    </style:style>
    <style:style style:name="P14" style:family="paragraph" style:parent-style-name="Standard">
      <style:text-properties officeooo:rsid="001c2013" officeooo:paragraph-rsid="001c2013"/>
    </style:style>
    <style:style style:name="P15" style:family="paragraph" style:parent-style-name="Standard">
      <style:text-properties fo:font-weight="bold" officeooo:rsid="001c2013" officeooo:paragraph-rsid="001c201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c2013" officeooo:paragraph-rsid="001c201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c2013" officeooo:paragraph-rsid="001c201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4pt" fo:font-style="italic" style:text-underline-style="none" officeooo:rsid="00256153" officeooo:paragraph-rsid="00256153" style:font-size-asian="14pt" style:font-style-asian="italic" style:font-size-complex="14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7a0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faad"/>
    </style:style>
    <style:style style:name="T5" style:family="text">
      <style:text-properties style:text-underline-style="solid" style:text-underline-width="auto" style:text-underline-color="font-color" officeooo:rsid="00237a01"/>
    </style:style>
    <style:style style:name="T6" style:family="text">
      <style:text-properties style:text-underline-style="solid" style:text-underline-width="auto" style:text-underline-color="font-color" fo:font-weight="bold" officeooo:rsid="00237a01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faad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officeooo:rsid="00219f96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1a5e3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officeooo:rsid="0021a5e3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style="italic" officeooo:rsid="00256153" style:font-style-asian="italic" style:font-style-complex="italic"/>
    </style:style>
    <style:style style:name="T18" style:family="text">
      <style:text-properties style:text-position="super 58%" officeooo:rsid="00237a01"/>
    </style:style>
    <style:style style:name="T19" style:family="text">
      <style:text-properties style:text-position="super 58%" officeooo:rsid="00256153"/>
    </style:style>
    <style:style style:name="T20" style:family="text">
      <style:text-properties officeooo:rsid="00237a0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Source Code Pro" fo:font-style="normal" style:font-style-asian="normal" style:font-style-complex="normal"/>
    </style:style>
    <style:style style:name="T23" style:family="text">
      <style:text-properties style:font-name="Source Code Pro" fo:font-style="normal" officeooo:rsid="001c2013" style:font-style-asian="normal" style:font-style-complex="normal"/>
    </style:style>
    <style:style style:name="T24" style:family="text">
      <style:text-properties style:font-name="Source Code Pro" fo:font-style="normal" style:text-underline-style="non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KG: </text:span>1. fase<text:span text:style-name="T15">a</text:span></text:p>
      <text:p text:style-name="P17"/>
      <text:p text:style-name="P1"/>
      <text:p text:style-name="P15"><text:span text:style-name="T3">#1 </text:span><text:span text:style-name="T5">errorea</text:span><text:span text:style-name="T3">:</text:span> Segmentation fault objektuak ezabatzean.</text:p>
      <text:p text:style-name="P1"/>
      <text:p text:style-name="P1">Objekturik kargatu <text:span text:style-name="T20">ezean</text:span>, SUPR edo TAB tekla sakatzean Segmentation fault errorea botatzen du programak eta bere burua ixten du. Arazoa da <text:span text:style-name="T9">_selected_object</text:span><text:span text:style-name="T1">-ren balioa nulua denean, hau da, objekturik ez dagoenean, zerbait ezabatzen (SUPR) edo hautatzen (TAB) saiatzean, </text:span><text:span text:style-name="T24">_selected_object→next</text:span><text:span text:style-name="T14"> </text:span><text:span text:style-name="T1">egitea ezinezkoa dela, </text:span><text:span text:style-name="T2">programa itxiz</text:span><text:span text:style-name="T1">.</text:span></text:p>
      <text:p text:style-name="P2"/>
      <text:p text:style-name="P3">Arazo hau konpontzeko ezer ezabatu edo hautatu baino lehen <text:span text:style-name="T20">egiaztatu behar</text:span> dugu ea objekturik dagoen, <text:span text:style-name="T22">_selected_object == NULL</text:span><text:span text:style-name="T20"> eginez.</text:span></text:p>
      <text:p text:style-name="P2"/>
      <text:p text:style-name="P2"><text:span text:style-name="T6">#2 errorea:</text:span><text:span text:style-name="T21"> Zoom-in inplementatu gabea.</text:span></text:p>
      <text:p text:style-name="P2"/>
      <text:p text:style-name="P2"><text:span text:style-name="T20">CURRENTLY, e</text:span>z dago zoom-in egiteko aukerarik,<text:span text:style-name="T20"> + tekla sakatzerakoan callback</text:span><text:span text:style-name="T18">1</text:span><text:span text:style-name="T20">-a hutsik baitago.</text:span></text:p>
      <text:p text:style-name="P2"/>
      <text:p text:style-name="P2">Arazoa konpontz<text:span text:style-name="T20">eko</text:span> <text:span text:style-name="T20">Zoom-out burutzen duen kodea kopiatu behar dugu</text:span>, baina <text:span text:style-name="T22">KG_STEP_ZOOM</text:span> zatitzen egon beharrean, biderkatzen <text:span text:style-name="T20">jarriz</text:span>, zabalera eta altuera berria txikiagoak izan behar direlako. <text:span text:style-name="T20">Gogoratu </text:span><text:span text:style-name="T22">KG_STEP_ZOOM = 0.75</text:span> <text:span text:style-name="T20">dela eta biderkatzerakoan txikitu egingo dela kameraren FOV</text:span><text:span text:style-name="T19">2</text:span><text:span text:style-name="T20">a, zoom egitearen efektua lortuz.</text:span></text:p>
      <text:p text:style-name="P2"/>
      <text:p text:style-name="P8"><text:span text:style-name="T5">#1 aldaketa:</text:span> Leihoaren konstanteen aldaketak</text:p>
      <text:p text:style-name="P4"/>
      <text:p text:style-name="P10">&lt;TRUNKS ATONDU HAU APURBET BIERRIZENA IKUSTEN BAZU&gt;</text:p>
      <text:p text:style-name="P10"/>
      <text:p text:style-name="P4">Konstante hauek aldatzeko definitions.h fitxategira jo dugu eta bertako definizioak aldatu. Koloreen kasuan R, G eta B kanalen balioak 0tik 1era jarri behar ditugu.</text:p>
      <text:p text:style-name="P4"/>
      <text:p text:style-name="P4"/>
      <text:p text:style-name="P9"><text:span text:style-name="T5">#1 gehikuntza:</text:span> Sareta marraztea</text:p>
      <text:p text:style-name="P5"/>
      <text:p text:style-name="P5">&lt;T<text:span text:style-name="T15">UXS</text:span> SARTU HAMEN SARETAN IRUDIXE&gt;</text:p>
      <text:p text:style-name="P5"/>
      <text:p text:style-name="P5"/>
      <text:p text:style-name="P5">Emaitza hori lortzeko prozesua hurrungoa izan da:</text:p>
      <text:p text:style-name="P5">Lehenik eta behin, aldagai global bat deklaratu behar dugu <text:span text:style-name="T3">main.c</text:span> fitxategian. Boolear baten jokaera izango duen arren, C-k ez du boolearrik eta <text:span text:style-name="T23">int</text:span> bat erabiliko dugu 0 eta 1 balioak hartuko dituena. Aldagaia <text:span text:style-name="T7">_sareta_erakutsi</text:span> deituko da.</text:p>
      <text:p text:style-name="P5"/>
      <text:p text:style-name="P6">Aldagaia globala egingo dugu ‘s’ tekla sakatzean erakutsi eta ezkutatu nahi dugulako, <text:span text:style-name="T4">io.c</text:span> eta <text:span text:style-name="T4">display.c</text:span> fitxategien artean konpartitzearen beharrizana <text:span text:style-name="T10">sortuz</text:span>. Bi fitxategi horietan extern moduan deklaratuko dugu <text:span text:style-name="T8">_sareta_erakutsi</text:span>.</text:p>
      <text:p text:style-name="P6"/>
      <text:p text:style-name="P6"><text:span text:style-name="T4">io.c</text:span> fitxategian idatzitako kodeak aldagaiaren balioa aldatzen du 0tik 1era eta 1etik <text:span text:style-name="T10">0</text:span>ra. <text:span text:style-name="T3">d</text:span><text:span text:style-name="T4">isplay.c</text:span>-n berriz, <text:span text:style-name="T23">if</text:span> batean ebaluatuko da, 1 <text:span text:style-name="T10">izanez ge</text:span>ro sareta marrazteko.</text:p>
      <text:p text:style-name="P6"/>
      <text:p text:style-name="P6">Sareta marrazteko 5 marra beltz horizontal eta beste 5 bertikal marraztuko ditugu. Hori <text:span text:style-name="T8">draw_sareta()</text:span><text:span text:style-name="T17">3</text:span> izeneko funtzioan burutzen da eta <text:span text:style-name="T8">display()</text:span> funtzioan <text:span text:style-name="T8">draw_axes()</text:span>en ostean deitzen zaio.</text:p>
      <text:p text:style-name="P6"/>
      <text:p text:style-name="P6"><text:soft-page-break/></text:p>
      <text:p text:style-name="P10"/>
      <text:p text:style-name="P10">&lt;SAIATU HONEK JARTEN ORRIALDIEN AZPIXEN. BERBAK AIPATZEN DIEN ORRIXEN BERTAN PLS&gt;</text:p>
      <text:p text:style-name="P6"/>
      <text:p text:style-name="P10"><text:span text:style-name="T16">1 </text:span>Callback: Gertakari bat gertatzerakoan dietzen zaion kode zatia. </text:p>
      <text:p text:style-name="P7"><text:span text:style-name="T19">2</text:span><text:span text:style-name="T16"> </text:span>FOV: Field Of View, kamerak estaltzen duen bistaratze eremua.</text:p>
      <text:p text:style-name="P11"><text:span text:style-name="T19">3</text:span><text:span text:style-name="T18"> </text:span>draw_sareta()<text:span text:style-name="T11">: </text:span><text:span text:style-name="T13">display.c</text:span><text:span text:style-name="T12">-ko </text:span><text:span text:style-name="T11">56. lerroa.</text:span></text:p>
      <text:p text:style-name="P11"><text:span text:style-name="T11"/></text:p>
      <text:p text:style-name="P11"><text:span text:style-name="T11"/></text:p>
      <text:p text:style-name="P12"><text:span text:style-name="T11"># 2. gehikuntza: objektuaren informazioa bistaratzea:</text:span></text:p>
      <text:p text:style-name="P13"><text:span text:style-name="T11">&lt;TRUCH DALE MONOFASIKO&gt;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8"><text:span text:style-name="T11">Jesus Calleja</text:span></text:p>
      <text:p text:style-name="P18"><text:span text:style-name="T11">Oier Irazab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57:09.945051359</meta:creation-date>
    <dc:date>2018-11-01T12:26:14.748000000</dc:date>
    <meta:editing-duration>PT40M57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25" meta:word-count="341" meta:character-count="2530" meta:non-whitespace-character-count="2213"/>
  </office:meta>
</office:document-meta>
</file>